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2.444cm" fo:min-width="3.092cm"/>
    </style:style>
    <style:style style:name="gr2" style:family="graphic" style:parent-style-name="standard">
      <style:graphic-properties draw:textarea-horizontal-align="justify" draw:textarea-vertical-align="middle" draw:auto-grow-height="false" fo:min-height="2.444cm" fo:min-width="3.092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766cm"/>
    </style:style>
    <style:style style:name="gr4" style:family="graphic" style:parent-style-name="objectwithoutfill">
      <style:graphic-properties draw:marker-end="Circle" draw:fill="none" draw:textarea-vertical-align="middle"/>
    </style:style>
    <style:style style:name="gr5" style:family="graphic" style:parent-style-name="objectwithoutfill">
      <style:graphic-properties draw:marker-start="Circle" draw:marker-end="Circle" draw:fill="none" draw:textarea-vertical-align="middle"/>
    </style:style>
    <style:style style:name="gr6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19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81cm" svg:x="2.27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08cm" svg:height="3.81cm" svg:x="10.552cm" svg:y="10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08cm" svg:height="3.81cm" svg:x="3.54cm" svg:y="14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08cm" svg:height="1.016cm" svg:x="2.27cm" svg:y="6.31cm">
          <draw:text-box>
            <text:p text:style-name="P1">Application</text:p>
          </draw:text-box>
        </draw:frame>
        <draw:frame draw:style-name="gr3" draw:text-style-name="P2" draw:layer="layout" svg:width="5.08cm" svg:height="1.016cm" svg:x="10.57cm" svg:y="9.566cm">
          <draw:text-box>
            <text:p text:style-name="P1">Algorithm</text:p>
          </draw:text-box>
        </draw:frame>
        <draw:frame draw:style-name="gr3" draw:text-style-name="P2" draw:layer="layout" svg:width="5.08cm" svg:height="1.016cm" svg:x="3.57cm" svg:y="13.956cm">
          <draw:text-box>
            <text:p text:style-name="P1">Architecture</text:p>
          </draw:text-box>
        </draw:frame>
        <draw:path draw:style-name="gr4" draw:text-style-name="P3" draw:layer="layout" svg:width="7.365cm" svg:height="3.301cm" svg:x="4.81cm" svg:y="9.255cm" svg:viewBox="0 0 7366 3302" svg:d="M0 0c6350 0 7366 3302 7366 3302">
          <text:p/>
        </draw:path>
        <draw:path draw:style-name="gr5" draw:text-style-name="P3" draw:layer="layout" svg:width="9.143cm" svg:height="2.285cm" svg:x="4.81cm" svg:y="9.255cm" svg:viewBox="0 0 9144 2286" svg:d="M0 0c6350 0 9144 2286 9144 2286">
          <text:p/>
        </draw:path>
        <draw:path draw:style-name="gr4" draw:text-style-name="P3" draw:layer="layout" svg:width="8.762cm" svg:height="3.301cm" svg:x="5.064cm" svg:y="9.255cm" svg:viewBox="0 0 8763 3302" svg:d="M0 0c6171 0 8763 3302 8763 3302">
          <text:p/>
        </draw:path>
        <draw:custom-shape draw:style-name="gr6" draw:text-style-name="P3" draw:layer="layout" svg:width="0.635cm" svg:height="0.635cm" svg:x="11.814cm" svg:y="12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5.079cm" svg:height="4.825cm" draw:transform="rotate (-1.5707963267949) translate (12.303cm 12.557cm)" svg:viewBox="0 0 5080 4826" svg:d="M0 0c3048 0 5080 4826 5080 4826">
          <text:p/>
        </draw:path>
        <draw:path draw:style-name="gr4" draw:text-style-name="P3" draw:layer="layout" svg:width="4.825cm" svg:height="5.333cm" draw:transform="rotate (-1.5707963267949) translate (12.176cm 12.557cm)" svg:viewBox="0 0 4826 5334" svg:d="M0 0c2921 0 4826 5334 4826 5334">
          <text:p/>
        </draw:path>
        <draw:path draw:style-name="gr4" draw:text-style-name="P3" draw:layer="layout" svg:width="4.19cm" svg:height="4.444cm" draw:transform="rotate (-1.5707963267949) translate (11.922cm 12.303cm)" svg:viewBox="0 0 4191 4445" svg:d="M0 0c3175 0 4191 4445 4191 444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5T11:08:43.736038000</meta:creation-date>
    <dc:date>2016-02-06T12:07:10.761608000</dc:date>
    <meta:editing-duration>P1DT28M48S</meta:editing-duration>
    <meta:editing-cycles>1</meta:editing-cycles>
    <meta:document-statistic meta:object-count="13"/>
    <meta:generator>LibreOffice/5.0.4.2$MacOSX_X86_64 LibreOffice_project/2b9802c1994aa0b7dc6079e128979269cf95bc78</meta:generator>
  </office:meta>
</office:document-meta>
</file>